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Georgia" svg:font-family="Georgia, 'Times New Roman', Times, 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5.666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Heading_20_1">
      <style:text-properties fo:font-variant="normal" fo:text-transform="none" fo:color="#82a071" style:font-name="Georgia" fo:font-size="18pt" fo:letter-spacing="normal" fo:font-style="normal" fo:font-weight="normal"/>
    </style:style>
    <style:style style:name="P2" style:family="paragraph" style:parent-style-name="Heading_20_3">
      <style:paragraph-properties fo:orphans="2" fo:widows="2"/>
      <style:text-properties fo:font-variant="normal" fo:text-transform="none" fo:color="#838870" style:font-name="Georgia" fo:font-size="12pt" fo:letter-spacing="normal" fo:font-style="normal" fo:font-weight="normal"/>
    </style:style>
    <style:style style:name="P3" style:family="paragraph" style:parent-style-name="Heading_20_2">
      <style:paragraph-properties fo:orphans="2" fo:widows="2"/>
      <style:text-properties fo:font-variant="normal" fo:text-transform="none" fo:color="#8a3f3e" style:font-name="Georgia" fo:font-size="13.5pt" fo:letter-spacing="normal" fo:font-style="normal" fo:font-weight="normal"/>
    </style:style>
    <style:style style:name="P4" style:family="paragraph" style:parent-style-name="Heading_20_4">
      <style:paragraph-properties fo:orphans="2" fo:widows="2"/>
      <style:text-properties fo:font-variant="normal" fo:text-transform="none" fo:color="#89a476" style:font-name="Georgia" fo:font-size="10.5pt" fo:letter-spacing="normal" fo:font-style="normal" fo:font-weight="normal"/>
    </style:style>
    <style:style style:name="P5" style:family="paragraph" style:parent-style-name="Text_20_body">
      <style:paragraph-properties fo:orphans="2" fo:widows="2"/>
      <style:text-properties fo:font-variant="normal" fo:text-transform="none" fo:color="#6a5f40" style:font-name="Georgia" fo:font-size="9pt" fo:letter-spacing="normal" fo:font-style="normal" fo:font-weight="normal"/>
    </style:style>
    <style:style style:name="P6" style:family="paragraph" style:parent-style-name="Text_20_body">
      <style:paragraph-properties fo:orphans="2" fo:widows="2"/>
      <style:text-properties fo:font-variant="normal" fo:text-transform="none" fo:color="#6a5f40" style:font-name="Georgia" fo:font-size="9pt" fo:letter-spacing="normal" fo:font-style="normal" fo:font-weight="normal"/>
    </style:style>
    <style:style style:name="P7" style:family="paragraph" style:parent-style-name="Text_20_body" style:list-style-name="L1">
      <style:paragraph-properties fo:margin-left="0cm" fo:margin-right="0cm" fo:margin-top="0cm" fo:margin-bottom="0cm" fo:orphans="2" fo:widows="2" fo:text-indent="0cm" style:auto-text-indent="false" fo:padding="0cm" fo:border="none"/>
      <style:text-properties fo:font-variant="normal" fo:text-transform="none" fo:color="#6a5f40" style:font-name="Georgia" fo:font-size="9pt" fo:letter-spacing="normal" fo:font-style="normal" fo:font-weight="normal"/>
    </style:style>
    <style:style style:name="P8" style:family="paragraph" style:parent-style-name="Heading_20_1">
      <style:text-properties fo:font-variant="normal" fo:text-transform="none" fo:color="#82a071" style:font-name="Georgia" fo:font-size="18pt" fo:letter-spacing="normal" fo:font-style="normal" fo:font-weight="normal"/>
    </style:style>
    <style:style style:name="P9" style:family="paragraph" style:parent-style-name="Heading_20_2">
      <style:paragraph-properties fo:orphans="2" fo:widows="2"/>
      <style:text-properties fo:font-variant="normal" fo:text-transform="none" fo:color="#8a3f3e" style:font-name="Georgia" fo:font-size="13.5pt" fo:letter-spacing="normal" fo:font-style="normal" fo:font-weight="normal"/>
    </style:style>
    <style:style style:name="P10" style:family="paragraph" style:parent-style-name="Heading_20_3">
      <style:paragraph-properties fo:orphans="2" fo:widows="2"/>
      <style:text-properties fo:font-variant="normal" fo:text-transform="none" fo:color="#838870" style:font-name="Georgia" fo:font-size="12pt" fo:letter-spacing="normal" fo:font-style="normal" fo:font-weight="normal"/>
    </style:style>
    <style:style style:name="P11" style:family="paragraph" style:parent-style-name="Heading_20_4">
      <style:paragraph-properties fo:orphans="2" fo:widows="2"/>
      <style:text-properties fo:font-variant="normal" fo:text-transform="none" fo:color="#89a476" style:font-name="Georgia" fo:font-size="10.5pt" fo:letter-spacing="normal" fo:font-style="normal" fo:font-weight="normal"/>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la esto es una prueba.</text:p>
      <text:p text:style-name="Standard"/>
      <table:table table:name="Tabla1" table:style-name="Tabla1">
        <table:table-column table:style-name="Tabla1.A" table:number-columns-repeated="3"/>
        <table:table-row>
          <table:table-cell table:style-name="Tabla1.A1" office:value-type="string">
            <text:p text:style-name="Table_20_Contents">asdfa</text:p>
          </table:table-cell>
          <table:table-cell table:style-name="Tabla1.A1" office:value-type="string">
            <text:p text:style-name="Table_20_Contents">w34rwer</text:p>
          </table:table-cell>
          <table:table-cell table:style-name="Tabla1.C1" office:value-type="string">
            <text:p text:style-name="Table_20_Contents">dfgdfg</text:p>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C2" office:value-type="string">
            <text:p text:style-name="Table_20_Contents"/>
          </table:table-cell>
        </table:table-row>
        <table:table-row>
          <table:table-cell table:style-name="Tabla1.A2" office:value-type="string">
            <text:p text:style-name="Table_20_Contents">sdfsa</text:p>
          </table:table-cell>
          <table:table-cell table:style-name="Tabla1.A2" office:value-type="string">
            <text:p text:style-name="Table_20_Contents">asdf</text:p>
          </table:table-cell>
          <table:table-cell table:style-name="Tabla1.C2" office:value-type="string">
            <text:p text:style-name="Table_20_Contents"/>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C2" office:value-type="string">
            <text:p text:style-name="Table_20_Contents">asdfsa</text:p>
          </table:table-cell>
        </table:table-row>
      </table:table>
      <text:h text:style-name="P1" text:outline-level="1">Lorem ipsum for heading</text:h>
      <text:p text:style-name="P5">Lorem ipsum dolar sit amet explicabo ab sed sed aut quae qui error error, ratione dicta eaque ratione vitae accusantium quasi fugit voluptatem architecto consequuntur beatae aut unde ratione ratione, qui eaque quasi omnis unde totam dolores quae totam perspiciatis rem vitae eaque et quae inventore qui veritatis veritatis, vitae eaque aut magni accusantium natus vitae consequuntur quia ab sit veritatis et vitae vitae, ratione aut aut rem voluptatem fugit totam quia eaque omnis iste ipsa nemo explicabo explicabo, odit et ab sed totam</text:p>
      <text:p text:style-name="P5">Lorem ipsum dolar sit amet veritatis consequuntur unde illo aut eaque voluptatem unde eaque unde sed ipsa aperiam laudantium eaque ab ab, totam quae ab rem sed sunt beatae natus dolores unde inventore vitae rem laudantium laudantium, dicta iste explicabo magni sed ratione illo aut magni voluptatem dolores inventore eos laudantium explicabo totam ab quia eos eos, aut iste fugit magni aut totam quia voluptatem nemo magni natus rem et et, veritatis sunt veritatis ipsam sed et eaque doloremque eos rem</text:p>
      <text:h text:style-name="P3" text:outline-level="2">Lorem ipsum for heading two</text:h>
      <text:p text:style-name="P5">Lorem ipsum dolor sit amet vitae explicabo laudantium beatae beatae aut sunt sit voluptatem explicabo sunt sunt, voluptatem sit inventore aut odit dicta qui error natus ratione sed dolores quasi dicta aut eos accusantium ab eos eos, sit natus fugit vitae quia sed quia sed aperiam doloremque eos ab sed aut sed perspiciatis aut aut, enim quia aut voluptatem doloremque consequuntur odit natus ut explicabo explicabo accusantium voluptatem voluptatem, veritatis aperiam explicabo totam</text:p>
      <text:h text:style-name="P2" text:outline-level="3">Lorem ipsum for heading three</text:h>
      <text:p text:style-name="P5">Lorem ipsum dolor sit amet eos veritatis consequuntur consequuntur et aut quae voluptas et voluptas fugit consequuntur rem quia sit sit, omnis dolores illo odit nemo voluptatem unde illo ut quae ipsam beatae ipsa aspernatur aut ab ab, eaque natus explicabo iste sit ab accusantium ipsa illo voluptatem architecto aut quasi qui perspiciatis et quia quia quia, ratione consequuntur</text:p>
      <text:list xml:id="list35183043" text:style-name="L1">
        <text:list-item>
          <text:list>
            <text:list-item>
              <text:p text:style-name="P7">accusantium dicta inventore quia ut enim magni sit quae iste aspernatur</text:p>
            </text:list-item>
            <text:list-item>
              <text:p text:style-name="P7">ut enim ab eos enim illo ut consequuntur beatae</text:p>
            </text:list-item>
            <text:list-item>
              <text:p text:style-name="P7">veritatis omnis quasi eos consequuntur totam voluptatem</text:p>
            </text:list-item>
            <text:list-item>
              <text:p text:style-name="P7">sunt eos eos voluptatem et ut nemo illo voluptas</text:p>
            </text:list-item>
            <text:list-item>
              <text:p text:style-name="P7">voluptatem illo doloremque ipsa dicta qui rem accusantium rem accusantium</text:p>
            </text:list-item>
          </text:list>
        </text:list-item>
      </text:list>
      <text:h text:style-name="P4" text:outline-level="4">Lorem ipsum for heading four</text:h>
      <text:p text:style-name="P5">Lorem ipsum dolar sit amet voluptas natus doloremque laudantium aperiam aperiam, quia quasi beatae perspiciatis iste inventore dicta quia et sed totam aperiam aspernatur omnis doloremque ratione omnis aperiam beatae beatae, nemo beatae doloremque nemo quia ratione perspiciatis sit rem qui aperiam veritatis veritatis, magni nemo ut perspiciatis doloremque eos sunt error eos veritatis voluptatem aspernatur aspernatur, accusantium doloremque qui dicta consequuntur quia ut fugit quae explicabo et laudantium illo ipsam ipsam, dolores</text:p>
      <text:h text:style-name="P1" text:outline-level="1">Lorem ipsum for heading</text:h>
      <text:p text:style-name="P5">Lorem ipsum dolar sit amet explicabo ab sed sed aut quae qui error error, ratione dicta eaque ratione vitae accusantium quasi fugit voluptatem architecto consequuntur beatae aut unde ratione ratione, qui eaque quasi omnis unde totam dolores quae totam perspiciatis rem vitae eaque et quae inventore qui veritatis veritatis, vitae eaque aut magni accusantium natus vitae consequuntur quia ab sit veritatis et vitae vitae, ratione aut aut rem voluptatem fugit totam quia eaque omnis iste ipsa nemo explicabo explicabo, odit et ab sed totam</text:p>
      <text:p text:style-name="P5">Lorem ipsum dolar sit amet veritatis consequuntur unde illo aut eaque voluptatem unde eaque unde sed ipsa aperiam laudantium eaque ab ab, totam quae ab rem sed sunt beatae natus dolores unde inventore vitae rem laudantium laudantium, dicta iste explicabo magni sed ratione illo aut magni voluptatem dolores inventore eos laudantium explicabo totam ab quia eos eos, aut iste fugit magni aut totam quia voluptatem nemo magni natus rem et et, veritatis sunt veritatis ipsam sed et eaque doloremque eos rem</text:p>
      <text:h text:style-name="P3" text:outline-level="2"><text:soft-page-break/>Lorem ipsum for heading two</text:h>
      <text:p text:style-name="P5">Lorem ipsum dolor sit amet vitae explicabo laudantium beatae beatae aut sunt sit voluptatem explicabo sunt sunt, voluptatem sit inventore aut odit dicta qui error natus ratione sed dolores quasi dicta aut eos accusantium ab eos eos, sit natus fugit vitae quia sed quia sed aperiam doloremque eos ab sed aut sed perspiciatis aut aut, enim quia aut voluptatem doloremque consequuntur odit natus ut explicabo explicabo accusantium voluptatem voluptatem, veritatis aperiam explicabo totam</text:p>
      <text:h text:style-name="P2" text:outline-level="3">Lorem ipsum for heading three</text:h>
      <text:p text:style-name="P5">Lorem ipsum dolor sit amet eos veritatis consequuntur consequuntur et aut quae voluptas et voluptas fugit consequuntur rem quia sit sit, omnis dolores illo odit nemo voluptatem unde illo ut quae ipsam beatae ipsa aspernatur aut ab ab, eaque natus explicabo iste sit ab accusantium ipsa illo voluptatem architecto aut quasi qui perspiciatis et quia quia quia, ratione consequuntur</text:p>
      <text:list xml:id="list35185694" text:continue-numbering="true" text:style-name="L1">
        <text:list-item>
          <text:list>
            <text:list-item>
              <text:p text:style-name="P7">accusantium dicta inventore quia ut enim magni sit quae iste aspernatur</text:p>
            </text:list-item>
            <text:list-item>
              <text:p text:style-name="P7">ut enim ab eos enim illo ut consequuntur beatae</text:p>
            </text:list-item>
            <text:list-item>
              <text:p text:style-name="P7">veritatis omnis quasi eos consequuntur totam voluptatem</text:p>
            </text:list-item>
            <text:list-item>
              <text:p text:style-name="P7">sunt eos eos voluptatem et ut nemo illo voluptas</text:p>
            </text:list-item>
            <text:list-item>
              <text:p text:style-name="P7">voluptatem illo doloremque ipsa dicta qui rem accusantium rem accusantium</text:p>
            </text:list-item>
          </text:list>
        </text:list-item>
      </text:list>
      <text:h text:style-name="P4" text:outline-level="4">Lorem ipsum for heading four</text:h>
      <text:p text:style-name="P5">Lorem ipsum dolar sit amet voluptas natus doloremque laudantium aperiam aperiam, quia quasi beatae perspiciatis iste inventore dicta quia et sed totam aperiam aspernatur omnis doloremque ratione omnis aperiam beatae beatae, nemo beatae doloremque nemo quia ratione perspiciatis sit rem qui aperiam veritatis veritatis, magni nemo ut perspiciatis doloremque eos sunt error eos veritatis voluptatem aspernatur aspernatur, accusantium doloremque qui dicta consequuntur quia ut fugit quae explicabo et laudantium illo ipsam ipsam, dolor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Georgia" svg:font-family="Georgia, 'Times New Roman', Times, 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00H01M50S</meta:editing-duration>
    <meta:editing-cycles>5</meta:editing-cycles>
    <meta:generator>OpenOffice.org/3.1$Win32 OpenOffice.org_project/310m11$Build-9399</meta:generator>
    <dc:date>2010-01-12T15:07:49.82</dc:date>
    <meta:document-statistic meta:table-count="1" meta:image-count="0" meta:object-count="0" meta:page-count="2" meta:paragraph-count="35" meta:word-count="891" meta:character-count="5741"/>
    <meta:user-defined meta:name="Info 1"/>
    <meta:user-defined meta:name="Info 2"/>
    <meta:user-defined meta:name="Info 3"/>
    <meta:user-defined meta:name="Info 4"/>
  </office:meta>
</office:document-meta>
</file>